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3df8d" officeooo:paragraph-rsid="001fe135" style:font-weight-asian="normal" style:font-weight-complex="normal"/>
    </style:style>
    <style:style style:name="P2" style:family="paragraph" style:parent-style-name="Standard">
      <style:text-properties fo:language="nl" fo:country="NL" fo:font-weight="bold" officeooo:rsid="0013df8d" officeooo:paragraph-rsid="001fe135" style:font-size-asian="10.5pt" style:font-weight-asian="bold" style:font-weight-complex="bold"/>
    </style:style>
    <style:style style:name="P3" style:family="paragraph" style:parent-style-name="Standard">
      <style:text-properties fo:language="en" fo:country="US" fo:font-weight="normal" officeooo:rsid="0013df8d" officeooo:paragraph-rsid="001fe135" style:font-weight-asian="normal" style:font-weight-complex="normal"/>
    </style:style>
    <style:style style:name="P4" style:family="paragraph" style:parent-style-name="Standard">
      <style:text-properties fo:language="en" fo:country="US" fo:font-weight="normal" officeooo:rsid="0013df8d" officeooo:paragraph-rsid="00261b89" style:font-weight-asian="normal" style:font-weight-complex="normal"/>
    </style:style>
    <style:style style:name="P5" style:family="paragraph" style:parent-style-name="Standard">
      <style:text-properties fo:language="en" fo:country="US" fo:font-weight="normal" officeooo:rsid="00242589" officeooo:paragraph-rsid="00242589" style:font-weight-asian="normal" style:font-weight-complex="normal"/>
    </style:style>
    <style:style style:name="P6" style:family="paragraph" style:parent-style-name="Standard">
      <style:text-properties fo:language="en" fo:country="US" fo:font-weight="normal" officeooo:rsid="00242589" officeooo:paragraph-rsid="0026b79d" style:font-weight-asian="normal" style:font-weight-complex="normal"/>
    </style:style>
    <style:style style:name="P7" style:family="paragraph" style:parent-style-name="Standard">
      <style:text-properties fo:language="en" fo:country="US" fo:font-weight="normal" officeooo:rsid="00242589" officeooo:paragraph-rsid="002b9a91" style:font-weight-asian="normal" style:font-weight-complex="normal"/>
    </style:style>
    <style:style style:name="P8" style:family="paragraph" style:parent-style-name="Standard">
      <style:text-properties fo:language="en" fo:country="US" fo:font-weight="bold" officeooo:rsid="00223f92" officeooo:paragraph-rsid="00223f92" style:font-weight-asian="bold" style:font-weight-complex="bold"/>
    </style:style>
    <style:style style:name="P9" style:family="paragraph" style:parent-style-name="Standard">
      <style:text-properties fo:language="en" fo:country="US" fo:font-weight="bold" officeooo:rsid="002ea01e" officeooo:paragraph-rsid="002ea01e" style:font-weight-asian="bold" style:font-weight-complex="bold"/>
    </style:style>
    <style:style style:name="P10" style:family="paragraph" style:parent-style-name="Standard">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officeooo:rsid="001fe135" officeooo:paragraph-rsid="001fe135" style:text-blinking="false" fo:background-color="#ffffff" style:font-size-asian="12pt" style:font-style-asian="normal" style:font-weight-asian="normal" style:font-size-complex="12pt" style:font-weight-complex="normal"/>
    </style:style>
    <style:style style:name="P11" style:family="paragraph" style:parent-style-name="Standard">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officeooo:rsid="002d814f" officeooo:paragraph-rsid="0026b79d" style:text-blinking="false" fo:background-color="#ffffff" style:font-size-asian="10.5pt" style:font-style-asian="normal" style:font-weight-asian="normal" style:font-size-complex="12pt" style:font-style-complex="normal" style:font-weight-complex="normal"/>
    </style:style>
    <style:style style:name="P12" style:family="paragraph" style:parent-style-name="Standard">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bold" officeooo:rsid="0026b79d" officeooo:paragraph-rsid="00223f92" style:text-blinking="false" fo:background-color="#ffffff" style:font-size-asian="12pt" style:font-style-asian="normal" style:font-weight-asian="bold" style:font-size-complex="12pt" style:font-weight-complex="bold"/>
    </style:style>
    <style:style style:name="P13" style:family="paragraph" style:parent-style-name="Standard">
      <style:text-properties fo:language="en" fo:country="US" fo:font-weight="normal" officeooo:rsid="002ea01e" officeooo:paragraph-rsid="002ea01e" style:font-weight-asian="normal" style:font-weight-complex="normal"/>
    </style:style>
    <style:style style:name="P14" style:family="paragraph" style:parent-style-name="Standard">
      <style:text-properties style:font-name="Liberation Serif" fo:font-size="12pt" fo:language="en" fo:country="US" fo:font-weight="normal" officeooo:rsid="002ea01e" officeooo:paragraph-rsid="002ea01e" style:font-size-asian="12pt" style:font-weight-asian="normal" style:font-size-complex="12pt" style:font-weight-complex="normal"/>
    </style:style>
    <style:style style:name="P15" style:family="paragraph" style:parent-style-name="Standard">
      <style:text-properties style:font-name="Liberation Serif" fo:font-size="12pt" fo:language="en" fo:country="US" fo:font-weight="normal" officeooo:rsid="00355fe6" officeooo:paragraph-rsid="00355fe6" style:font-size-asian="12pt" style:font-weight-asian="normal" style:font-size-complex="12pt" style:font-weight-complex="normal"/>
    </style:style>
    <style:style style:name="P16" style:family="paragraph" style:parent-style-name="Standard">
      <style:text-properties style:font-name="Liberation Serif" fo:font-size="12pt" fo:language="en" fo:country="US" fo:font-weight="normal" officeooo:rsid="00355fe6" officeooo:paragraph-rsid="00383b64" style:font-size-asian="12pt" style:font-weight-asian="normal" style:font-size-complex="12pt" style:font-weight-complex="normal"/>
    </style:style>
    <style:style style:name="P17" style:family="paragraph" style:parent-style-name="Standard" style:list-style-name="L1">
      <style:text-properties style:font-name="Liberation Serif" fo:font-size="12pt" fo:language="en" fo:country="US" fo:font-weight="normal" officeooo:rsid="00383b64" officeooo:paragraph-rsid="00383b64" style:font-size-asian="12pt" style:font-weight-asian="normal" style:font-size-complex="12pt" style:font-weight-complex="normal"/>
    </style:style>
    <style:style style:name="P18" style:family="paragraph" style:parent-style-name="Standard" style:list-style-name="L1">
      <style:text-properties style:font-name="Liberation Serif" fo:font-size="12pt" fo:language="en" fo:country="US" fo:font-weight="normal" officeooo:rsid="003921e6" officeooo:paragraph-rsid="003921e6" style:font-size-asian="12pt" style:font-weight-asian="normal" style:font-size-complex="12pt" style:font-weight-complex="normal"/>
    </style:style>
    <style:style style:name="P19" style:family="paragraph" style:parent-style-name="Standard">
      <style:text-properties style:font-name="Liberation Serif" fo:font-size="12pt" fo:language="en" fo:country="US" fo:font-weight="normal" officeooo:rsid="003921e6" officeooo:paragraph-rsid="003921e6" style:font-size-asian="12pt" style:font-weight-asian="normal" style:font-size-complex="12pt" style:font-weight-complex="normal"/>
    </style:style>
    <style:style style:name="P20" style:family="paragraph" style:parent-style-name="Standard" style:list-style-name="L2">
      <style:text-properties style:font-name="Liberation Serif" fo:font-size="12pt" fo:language="en" fo:country="US" fo:font-weight="normal" officeooo:rsid="003921e6" officeooo:paragraph-rsid="003921e6" style:font-size-asian="12pt" style:font-weight-asian="normal" style:font-size-complex="12pt" style:font-weight-complex="normal"/>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0% 100%" style:font-size-asian="10.5pt"/>
    </style:style>
    <style:style style:name="T2" style:family="text">
      <style:text-properties style:text-position="0% 100%" officeooo:rsid="0016ff06" style:font-size-asian="10.5pt"/>
    </style:style>
    <style:style style:name="T3" style:family="text">
      <style:text-properties style:text-position="0% 100%" officeooo:rsid="001519ff" style:font-size-asian="10.5pt"/>
    </style:style>
    <style:style style:name="T4" style:family="text">
      <style:text-properties style:text-position="0% 100%" officeooo:rsid="0012e379" style:font-size-asian="10.5pt"/>
    </style:style>
    <style:style style:name="T5" style:family="text">
      <style:text-properties style:text-position="0% 100%" officeooo:rsid="0018a1bd" style:font-size-asian="10.5pt"/>
    </style:style>
    <style:style style:name="T6" style:family="text">
      <style:text-properties style:text-position="0% 100%" officeooo:rsid="001a2e6a" style:font-size-asian="10.5pt"/>
    </style:style>
    <style:style style:name="T7" style:family="text">
      <style:text-properties style:text-position="0% 100%" officeooo:rsid="001e5cee" style:font-size-asian="10.5pt"/>
    </style:style>
    <style:style style:name="T8" style:family="text">
      <style:text-properties style:text-position="0% 100%" officeooo:rsid="001f296a" style:font-size-asian="10.5pt"/>
    </style:style>
    <style:style style:name="T9" style:family="text">
      <style:text-properties style:text-position="0% 100%" officeooo:rsid="0025c59e" style:font-size-asian="10.5pt"/>
    </style:style>
    <style:style style:name="T10" style:family="text">
      <style:text-properties style:text-position="0% 100%" officeooo:rsid="0026833e" style:font-size-asian="10.5pt"/>
    </style:style>
    <style:style style:name="T11" style:family="text">
      <style:text-properties style:text-position="0% 100%" officeooo:rsid="0030b355" style:font-size-asian="10.5pt"/>
    </style:style>
    <style:style style:name="T12" style:family="text">
      <style:text-properties style:font-size-asian="10.5pt"/>
    </style:style>
    <style:style style:name="T13" style:family="text">
      <style:text-properties officeooo:rsid="0016ff06" style:font-size-asian="10.5pt"/>
    </style:style>
    <style:style style:name="T14" style:family="text">
      <style:text-properties officeooo:rsid="001519ff" style:font-size-asian="10.5pt"/>
    </style:style>
    <style:style style:name="T15" style:family="text">
      <style:text-properties officeooo:rsid="0018a1bd" style:font-size-asian="10.5pt"/>
    </style:style>
    <style:style style:name="T16" style:family="text">
      <style:text-properties officeooo:rsid="001e5cee" style:font-size-asian="10.5pt"/>
    </style:style>
    <style:style style:name="T17" style:family="text">
      <style:text-properties officeooo:rsid="00261b89" style:font-size-asian="10.5pt"/>
    </style:style>
    <style:style style:name="T18" style:family="text">
      <style:text-properties fo:font-variant="normal" fo:text-transform="none" fo:color="#555555" style:text-line-through-style="none" style:text-line-through-type="none" style:text-position="0% 100%" style:font-name="Times New Roman" fo:font-size="10.5pt" fo:font-style="normal" style:text-underline-style="none" officeooo:rsid="001e5cee" style:text-blinking="false" fo:background-color="#ffffff" loext:char-shading-value="0" style:font-size-asian="10.5pt" style:font-style-asian="normal"/>
    </style:style>
    <style:style style:name="T19" style:family="text">
      <style:text-properties fo:font-variant="normal" fo:text-transform="none" fo:color="#000000" style:text-line-through-style="none" style:text-line-through-type="none" style:text-position="0% 100%" style:font-name="Liberation Serif" fo:font-size="12pt" fo:font-style="normal" style:text-underline-style="none" style:text-blinking="false" fo:background-color="#ffffff" loext:char-shading-value="0" style:font-size-asian="12pt" style:font-style-asian="normal" style:font-size-complex="12pt"/>
    </style:style>
    <style:style style:name="T20"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e5cee" style:text-blinking="false" fo:background-color="#ffffff" loext:char-shading-value="0" style:font-size-asian="12pt" style:font-style-asian="normal" style:font-size-complex="12pt"/>
    </style:style>
    <style:style style:name="T21"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f296a" style:text-blinking="false" fo:background-color="#ffffff" loext:char-shading-value="0" style:font-size-asian="12pt" style:font-style-asian="normal" style:font-size-complex="12pt"/>
    </style:style>
    <style:style style:name="T22"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fe135" style:text-blinking="false" fo:background-color="#ffffff" loext:char-shading-value="0" style:font-size-asian="12pt" style:font-style-asian="normal" style:font-size-complex="12pt"/>
    </style:style>
    <style:style style:name="T23"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833e" style:text-blinking="false" fo:background-color="#ffffff" loext:char-shading-value="0" style:font-size-asian="12pt" style:font-style-asian="normal" style:font-size-complex="12pt"/>
    </style:style>
    <style:style style:name="T24"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b79d" style:text-blinking="false" fo:background-color="#ffffff" loext:char-shading-value="0" style:font-size-asian="12pt" style:font-style-asian="normal" style:font-size-complex="12pt"/>
    </style:style>
    <style:style style:name="T25" style:family="text">
      <style:text-properties fo:font-variant="normal" fo:text-transform="none" fo:color="#000000" style:text-line-through-style="none" style:text-line-through-type="none" style:text-position="0% 100%" style:font-name="Liberation Serif" fo:font-size="12pt" fo:font-style="normal" style:text-underline-style="none" style:text-blinking="false" fo:background-color="#ffffff" loext:char-shading-value="0" style:font-size-asian="10.5pt" style:font-style-asian="normal" style:font-size-complex="12pt" style:font-style-complex="normal"/>
    </style:style>
    <style:style style:name="T26"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5c59e" style:text-blinking="false" fo:background-color="#ffffff" loext:char-shading-value="0" style:font-size-asian="10.5pt" style:font-style-asian="normal" style:font-size-complex="12pt" style:font-style-complex="normal"/>
    </style:style>
    <style:style style:name="T27"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833e" style:text-blinking="false" fo:background-color="#ffffff" loext:char-shading-value="0" style:font-size-asian="10.5pt" style:font-style-asian="normal" style:font-size-complex="12pt" style:font-style-complex="normal"/>
    </style:style>
    <style:style style:name="T28"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b79d" style:text-blinking="false" fo:background-color="#ffffff" loext:char-shading-value="0" style:font-size-asian="10.5pt" style:font-style-asian="normal" style:font-size-complex="12pt" style:font-style-complex="normal"/>
    </style:style>
    <style:style style:name="T29"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84d8a" style:text-blinking="false" fo:background-color="#ffffff" loext:char-shading-value="0" style:font-size-asian="10.5pt" style:font-style-asian="normal" style:font-size-complex="12pt" style:font-style-complex="normal"/>
    </style:style>
    <style:style style:name="T30"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a4446" style:text-blinking="false" fo:background-color="#ffffff" loext:char-shading-value="0" style:font-size-asian="10.5pt" style:font-style-asian="normal" style:font-size-complex="12pt" style:font-style-complex="normal"/>
    </style:style>
    <style:style style:name="T31"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b9a91" style:text-blinking="false" fo:background-color="#ffffff" loext:char-shading-value="0" style:font-size-asian="10.5pt" style:font-style-asian="normal" style:font-size-complex="12pt" style:font-style-complex="normal"/>
    </style:style>
    <style:style style:name="T32"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b9fe0" style:text-blinking="false" fo:background-color="#ffffff" loext:char-shading-value="0" style:font-size-asian="10.5pt" style:font-style-asian="normal" style:font-size-complex="12pt" style:font-style-complex="normal"/>
    </style:style>
    <style:style style:name="T33"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d814f" style:text-blinking="false" fo:background-color="#ffffff" loext:char-shading-value="0" style:font-size-asian="10.5pt" style:font-style-asian="normal" style:font-size-complex="12pt" style:font-style-complex="normal"/>
    </style:style>
    <style:style style:name="T34"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efe49" style:text-blinking="false" fo:background-color="#ffffff" loext:char-shading-value="0" style:font-size-asian="10.5pt" style:font-style-asian="normal" style:font-size-complex="12pt" style:font-style-complex="normal"/>
    </style:style>
    <style:style style:name="T35" style:family="text">
      <style:text-properties fo:font-variant="normal" fo:text-transform="none" fo:color="#000000" style:text-line-through-style="none" style:text-line-through-type="none" style:text-position="0% 100%" style:font-name="Liberation Serif" fo:font-size="12pt" fo:font-style="normal" style:text-underline-style="none" officeooo:rsid="0030b355" style:text-blinking="false" fo:background-color="#ffffff" loext:char-shading-value="0" style:font-size-asian="10.5pt" style:font-style-asian="normal" style:font-size-complex="12pt" style:font-style-complex="normal"/>
    </style:style>
    <style:style style:name="T36" style:family="text">
      <style:text-properties fo:font-variant="normal" fo:text-transform="none" fo:color="#000000" style:text-line-through-style="none" style:text-line-through-type="none" style:text-position="0% 100%" style:font-name="Liberation Serif" fo:font-size="12pt" fo:font-style="normal" style:text-underline-style="none" officeooo:rsid="00355fe6" style:text-blinking="false" fo:background-color="#ffffff" loext:char-shading-value="0" style:font-size-asian="10.5pt" style:font-style-asian="normal" style:font-size-complex="12pt" style:font-style-complex="normal"/>
    </style:style>
    <style:style style:name="T37" style:family="text">
      <style:text-properties fo:font-variant="normal" fo:text-transform="none" fo:color="#000000" style:text-line-through-style="none" style:text-line-through-type="none" style:text-position="0% 100%" style:font-name="Liberation Serif" fo:font-size="12pt" fo:font-style="italic" style:text-underline-style="none" officeooo:rsid="0025c59e" style:text-blinking="false" fo:background-color="#ffffff" loext:char-shading-value="0" style:font-size-asian="12pt" style:font-style-asian="italic" style:font-size-complex="12pt" style:font-style-complex="italic"/>
    </style:style>
    <style:style style:name="T38" style:family="text">
      <style:text-properties fo:font-variant="normal" fo:text-transform="none" fo:color="#000000" style:text-line-through-style="none" style:text-line-through-type="none" style:text-position="0% 100%" style:font-name="Liberation Serif" fo:font-size="12pt" fo:font-style="italic" style:text-underline-style="none" officeooo:rsid="0025c59e" style:text-blinking="false" fo:background-color="#ffffff" loext:char-shading-value="0" style:font-size-asian="10.5pt" style:font-style-asian="italic" style:font-size-complex="12pt" style:font-style-complex="italic"/>
    </style:style>
    <style:style style:name="T39" style:family="text">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bold" officeooo:rsid="000fd8d2" style:text-blinking="false" fo:background-color="#ffffff" loext:char-shading-value="0" style:font-size-asian="12pt" style:font-style-asian="normal" style:font-weight-asian="bold" style:font-size-complex="12pt" style:font-weight-complex="bold"/>
    </style:style>
    <style:style style:name="T40" style:family="text">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bold" officeooo:rsid="0026b79d" style:text-blinking="false" fo:background-color="#ffffff" loext:char-shading-value="0" style:font-size-asian="12pt" style:font-style-asian="normal" style:font-weight-asian="bold" style:font-size-complex="12pt" style:font-weight-complex="bold"/>
    </style:style>
    <style:style style:name="T41" style:family="text">
      <style:text-properties fo:font-variant="normal" fo:text-transform="none" fo:color="#000000" style:text-line-through-style="none" style:text-line-through-type="none" style:text-position="0% 100%" fo:letter-spacing="0.0102in" fo:font-style="normal" style:text-underline-style="none" style:text-blinking="false" fo:background-color="#ffffff" loext:char-shading-value="0" style:font-style-asian="normal" style:font-style-complex="normal"/>
    </style:style>
    <style:style style:name="T42" style:family="text">
      <style:text-properties fo:font-variant="normal" fo:text-transform="none" fo:color="#000000" style:text-line-through-style="none" style:text-line-through-type="none" style:text-position="0% 100%" fo:letter-spacing="0.0102in" fo:font-style="normal" style:text-underline-style="none" officeooo:rsid="00355fe6" style:text-blinking="false" fo:background-color="#ffffff" loext:char-shading-value="0" style:font-style-asian="normal" style:font-style-complex="normal"/>
    </style:style>
    <style:style style:name="T43" style:family="text">
      <style:text-properties fo:font-variant="normal" fo:text-transform="none" fo:color="#000000" style:text-line-through-style="none" style:text-line-through-type="none" style:text-position="0% 100%" fo:letter-spacing="0.0102in" fo:font-style="normal" style:text-underline-style="none" officeooo:rsid="00374548" style:text-blinking="false" fo:background-color="#ffffff" loext:char-shading-value="0" style:font-style-asian="normal" style:font-style-complex="normal"/>
    </style:style>
    <style:style style:name="T44" style:family="text">
      <style:text-properties fo:font-variant="normal" fo:text-transform="none" fo:color="#000000" style:text-line-through-style="none" style:text-line-through-type="none" style:text-position="0% 100%" fo:letter-spacing="0.0102in" fo:font-style="normal" style:text-underline-style="none" officeooo:rsid="00383b64" style:text-blinking="false" fo:background-color="#ffffff" loext:char-shading-value="0" style:font-style-asian="normal" style:font-style-complex="normal"/>
    </style:style>
    <style:style style:name="T45" style:family="text">
      <style:text-properties fo:font-variant="normal" fo:text-transform="none" fo:color="#000000" style:text-line-through-style="none" style:text-line-through-type="none" style:text-position="0% 100%" fo:letter-spacing="0.0102in" fo:font-style="normal" style:text-underline-style="none" officeooo:rsid="003921e6" style:text-blinking="false" fo:background-color="#ffffff" loext:char-shading-value="0" style:font-style-asian="normal" style:font-style-complex="normal"/>
    </style:style>
    <style:style style:name="T46" style:family="text">
      <style:text-properties fo:font-variant="normal" fo:text-transform="none" fo:color="#000000" style:text-line-through-style="none" style:text-line-through-type="none" style:text-position="0% 100%" fo:letter-spacing="0.0102in" fo:font-style="italic" style:text-underline-style="none" officeooo:rsid="00374548" style:text-blinking="false" fo:background-color="#ffffff" loext:char-shading-value="0" style:font-style-asian="italic" style:font-style-complex="italic"/>
    </style:style>
    <style:style style:name="T47" style:family="text">
      <style:text-properties fo:font-variant="normal" fo:text-transform="none" fo:color="#000000" style:text-line-through-style="none" style:text-line-through-type="none" style:text-position="0% 100%" fo:font-style="normal" style:text-underline-style="none" officeooo:rsid="00355fe6" style:text-blinking="false" fo:background-color="#ffffff" loext:char-shading-value="0" style:font-style-asian="normal" style:font-style-complex="normal"/>
    </style:style>
    <style:style style:name="T48" style:family="text">
      <style:text-properties fo:font-style="italic" officeooo:rsid="00261b89" style:font-size-asian="10.5pt" style:font-style-asian="italic" style:font-style-complex="italic"/>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0">Introduction</text:span><office:annotation office:name="__Annotation__522_745233119"><dc:creator>Unknown Author</dc:creator><dc:date>2019-01-02T09:57:01</dc:date><text:p text:style-name="P21"><text:span text:style-name="T49">Nog Toevoegen: <text:s/>Should health studies measure wealth gebruikt bv alleen correlatie.</text:span></text:p></office:annotation><text:span text:style-name="T39">:</text:span><office:annotation-end office:name="__Annotation__522_745233119"/></text:p>
      <text:p text:style-name="P2"/>
      <text:p text:style-name="P4"><text:span text:style-name="T12">The positive correlation between health and wealth has been shown </text:span><text:span text:style-name="T16">many</text:span><text:span text:style-name="T12"> times. </text:span><text:reference-mark-start text:name="ADDIN CSL_CITATION {&quot;citationItems&quot;: [{&quot;itemData&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ISBN&quot;: &quot;0263557051059&quot;, &quot;volume&quot;: &quot;33&quot;, &quot;page&quot;: &quot;250-264&quot;, &quot;ISSN&quot;: &quot;07493797&quot;, &quot;title&quot;: &quot;Should Health Studies Measure Wealth?. A Systematic Review&quot;, &quot;DOI&quot;: &quot;10.1016/j.amepre.2007.04.033&quot;, &quot;author&quot;: [{&quot;dropping-particle&quot;: &quot;&quot;, &quot;suffix&quot;: &quot;&quot;, &quot;family&quot;: &quot;Pollack&quot;, &quot;non-dropping-particle&quot;: &quot;&quot;, &quot;parse-names&quot;: false, &quot;given&quot;: &quot;Craig Evan&quot;}, {&quot;dropping-particle&quot;: &quot;&quot;, &quot;suffix&quot;: &quot;&quot;, &quot;family&quot;: &quot;Chideya&quot;, &quot;non-dropping-particle&quot;: &quot;&quot;, &quot;parse-names&quot;: false, &quot;given&quot;: &quot;Sekai&quot;}, {&quot;dropping-particle&quot;: &quot;&quot;, &quot;suffix&quot;: &quot;&quot;, &quot;family&quot;: &quot;Cubbin&quot;, &quot;non-dropping-particle&quot;: &quot;&quot;, &quot;parse-names&quot;: false, &quot;given&quot;: &quot;Catherine&quot;}, {&quot;dropping-particle&quot;: &quot;&quot;, &quot;suffix&quot;: &quot;&quot;, &quot;family&quot;: &quot;Williams&quot;, &quot;non-dropping-particle&quot;: &quot;&quot;, &quot;parse-names&quot;: false, &quot;given&quot;: &quot;Brie&quot;}, {&quot;dropping-particle&quot;: &quot;&quot;, &quot;suffix&quot;: &quot;&quot;, &quot;family&quot;: &quot;Dekker&quot;, &quot;non-dropping-particle&quot;: &quot;&quot;, &quot;parse-names&quot;: false, &quot;given&quot;: &quot;Mercedes&quot;}, {&quot;dropping-particle&quot;: &quot;&quot;, &quot;suffix&quot;: &quot;&quot;, &quot;family&quot;: &quot;Braveman&quot;, &quot;non-dropping-particle&quot;: &quot;&quot;, &quot;parse-names&quot;: false, &quot;given&quot;: &quot;Paula&quot;}], &quot;issued&quot;: {&quot;date-parts&quot;: [[&quot;2007&quot;]]}, &quot;id&quot;: &quot;ITEM-1&quot;, &quot;issue&quot;: &quot;3&quot;, &quot;PMID&quot;: &quot;17826585&quot;, &quot;container-title&quot;: &quot;American Journal of Preventive Medicine&quot;, &quot;type&quot;: &quot;article-journal&quot;, &quot;note&quot;: &quot;Correlaties!\n\n29 studies&quot;}, &quot;uris&quot;: [&quot;http://www.mendeley.com/documents/?uuid=e838a289-3adb-41ae-ab8b-3bfff06dc7ff&quot;], &quot;id&quot;: &quot;ITEM-1&quot;}], &quot;mendeley&quot;: {&quot;plainTextFormattedCitation&quot;: &quot;(Pollack et al., 2007)&quot;, &quot;formattedCitation&quot;: &quot;(Pollack et al., 2007)&quot;, &quot;manualFormatting&quot;: &quot;Pollack et al. (2007)&quot;, &quot;previouslyFormattedCitation&quot;: &quot;(Pollack et al., 2007)&quot;}, &quot;properties&quot;: {&quot;noteIndex&quot;: 0}, &quot;schema&quot;: &quot;https://github.com/citation-style-language/schema/raw/master/csl-citation.json&quot;} RNDeAyJ9sawr9"/><text:span text:style-name="T1">Pollack et al. (2007)</text:span><text:reference-mark-end text:name="ADDIN CSL_CITATION {&quot;citationItems&quot;: [{&quot;itemData&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ISBN&quot;: &quot;0263557051059&quot;, &quot;volume&quot;: &quot;33&quot;, &quot;page&quot;: &quot;250-264&quot;, &quot;ISSN&quot;: &quot;07493797&quot;, &quot;title&quot;: &quot;Should Health Studies Measure Wealth?. A Systematic Review&quot;, &quot;DOI&quot;: &quot;10.1016/j.amepre.2007.04.033&quot;, &quot;author&quot;: [{&quot;dropping-particle&quot;: &quot;&quot;, &quot;suffix&quot;: &quot;&quot;, &quot;family&quot;: &quot;Pollack&quot;, &quot;non-dropping-particle&quot;: &quot;&quot;, &quot;parse-names&quot;: false, &quot;given&quot;: &quot;Craig Evan&quot;}, {&quot;dropping-particle&quot;: &quot;&quot;, &quot;suffix&quot;: &quot;&quot;, &quot;family&quot;: &quot;Chideya&quot;, &quot;non-dropping-particle&quot;: &quot;&quot;, &quot;parse-names&quot;: false, &quot;given&quot;: &quot;Sekai&quot;}, {&quot;dropping-particle&quot;: &quot;&quot;, &quot;suffix&quot;: &quot;&quot;, &quot;family&quot;: &quot;Cubbin&quot;, &quot;non-dropping-particle&quot;: &quot;&quot;, &quot;parse-names&quot;: false, &quot;given&quot;: &quot;Catherine&quot;}, {&quot;dropping-particle&quot;: &quot;&quot;, &quot;suffix&quot;: &quot;&quot;, &quot;family&quot;: &quot;Williams&quot;, &quot;non-dropping-particle&quot;: &quot;&quot;, &quot;parse-names&quot;: false, &quot;given&quot;: &quot;Brie&quot;}, {&quot;dropping-particle&quot;: &quot;&quot;, &quot;suffix&quot;: &quot;&quot;, &quot;family&quot;: &quot;Dekker&quot;, &quot;non-dropping-particle&quot;: &quot;&quot;, &quot;parse-names&quot;: false, &quot;given&quot;: &quot;Mercedes&quot;}, {&quot;dropping-particle&quot;: &quot;&quot;, &quot;suffix&quot;: &quot;&quot;, &quot;family&quot;: &quot;Braveman&quot;, &quot;non-dropping-particle&quot;: &quot;&quot;, &quot;parse-names&quot;: false, &quot;given&quot;: &quot;Paula&quot;}], &quot;issued&quot;: {&quot;date-parts&quot;: [[&quot;2007&quot;]]}, &quot;id&quot;: &quot;ITEM-1&quot;, &quot;issue&quot;: &quot;3&quot;, &quot;PMID&quot;: &quot;17826585&quot;, &quot;container-title&quot;: &quot;American Journal of Preventive Medicine&quot;, &quot;type&quot;: &quot;article-journal&quot;, &quot;note&quot;: &quot;Correlaties!\n\n29 studies&quot;}, &quot;uris&quot;: [&quot;http://www.mendeley.com/documents/?uuid=e838a289-3adb-41ae-ab8b-3bfff06dc7ff&quot;], &quot;id&quot;: &quot;ITEM-1&quot;}], &quot;mendeley&quot;: {&quot;plainTextFormattedCitation&quot;: &quot;(Pollack et al., 2007)&quot;, &quot;formattedCitation&quot;: &quot;(Pollack et al., 2007)&quot;, &quot;manualFormatting&quot;: &quot;Pollack et al. (2007)&quot;, &quot;previouslyFormattedCitation&quot;: &quot;(Pollack et al., 2007)&quot;}, &quot;properties&quot;: {&quot;noteIndex&quot;: 0}, &quot;schema&quot;: &quot;https://github.com/citation-style-language/schema/raw/master/csl-citation.json&quot;} RNDeAyJ9sawr9"/><text:span text:style-name="T12">⁠ </text:span><text:span text:style-name="T13">for example found </text:span><text:span text:style-name="T17">in their paper, </text:span><text:span text:style-name="T48">Should health studies measure wealth,</text:span><text:span text:style-name="T13"> 29 studies testing for the correlation between health and wealth. </text:span><text:span text:style-name="T17">But as they note in the discussion of their paper: “Since most of the studies identified were cross-sectional, causal inferences cannot be made” (p. 263)</text:span><text:span text:style-name="T12">. Health and wealth could easily be </text:span><text:span text:style-name="T15">endogenous.</text:span><text:span text:style-name="T12"> Wealth could affect health through better </text:span><text:span text:style-name="T16">access</text:span><text:span text:style-name="T12"> to </text:span><text:span text:style-name="T15">health care</text:span><text:span text:style-name="T12"> and better living conditions. Health could affect wealth through the ability to work and thus accumulate wealth. It could also be possible that for example time preference affects both the accumulation of wealth and health. </text:span><text:reference-mark-start text:name="ADDIN CSL_CITATION {&quot;citationItems&quot;: [{&quot;itemData&quot;: {&quot;author&quot;: [{&quot;dropping-particle&quot;: &quot;&quot;, &quot;suffix&quot;: &quot;&quot;, &quot;family&quot;: &quot;Meer&quot;, &quot;non-dropping-particle&quot;: &quot;&quot;, &quot;parse-names&quot;: false, &quot;given&quot;: &quot;Jonathan&quot;}, {&quot;dropping-particle&quot;: &quot;&quot;, &quot;suffix&quot;: &quot;&quot;, &quot;family&quot;: &quot;Miller&quot;, &quot;non-dropping-particle&quot;: &quot;&quot;, &quot;parse-names&quot;: false, &quot;given&quot;: &quot;Douglas L&quot;}, {&quot;dropping-particle&quot;: &quot;&quot;, &quot;suffix&quot;: &quot;&quot;, &quot;family&quot;: &quot;Rosen&quot;, &quot;non-dropping-particle&quot;: &quot;&quot;, &quot;parse-names&quot;: false, &quot;given&quot;: &quot;Harvey S&quot;}], &quot;volume&quot;: &quot;22&quot;, &quot;id&quot;: &quot;ITEM-1&quot;, &quot;issued&quot;: {&quot;date-parts&quot;: [[&quot;2003&quot;]]}, &quot;type&quot;: &quot;article-journal&quot;, &quot;page&quot;: &quot;713-730&quot;, &quot;DOI&quot;: &quot;10.1016/S0167-6296(03)00059-6&quot;, &quot;title&quot;: &quot;Exploring the health\u2013wealth nexus&quot;, &quot;note&quot;: &quot;Causaal: nee\n\nDoe onderzoek!&quot;}, &quot;uris&quot;: [&quot;http://www.mendeley.com/documents/?uuid=d690cd68-9bc9-4e54-97fe-33da205889b0&quot;], &quot;id&quot;: &quot;ITEM-1&quot;}], &quot;mendeley&quot;: {&quot;plainTextFormattedCitation&quot;: &quot;(Meer, Miller, &amp; Rosen, 2003)&quot;, &quot;formattedCitation&quot;: &quot;(Meer, Miller, &amp; Rosen, 2003)&quot;, &quot;previouslyFormattedCitation&quot;: &quot;(Meer, Miller, &amp; Rosen, 2003)&quot;}, &quot;properties&quot;: {&quot;noteIndex&quot;: 0}, &quot;schema&quot;: &quot;https://github.com/citation-style-language/schema/raw/master/csl-citation.json&quot;} RNDLcd2o8XUW0"/><text:span text:style-name="T1">(Meer, Miller, &amp; Rosen, 2003)</text:span><text:reference-mark-end text:name="ADDIN CSL_CITATION {&quot;citationItems&quot;: [{&quot;itemData&quot;: {&quot;author&quot;: [{&quot;dropping-particle&quot;: &quot;&quot;, &quot;suffix&quot;: &quot;&quot;, &quot;family&quot;: &quot;Meer&quot;, &quot;non-dropping-particle&quot;: &quot;&quot;, &quot;parse-names&quot;: false, &quot;given&quot;: &quot;Jonathan&quot;}, {&quot;dropping-particle&quot;: &quot;&quot;, &quot;suffix&quot;: &quot;&quot;, &quot;family&quot;: &quot;Miller&quot;, &quot;non-dropping-particle&quot;: &quot;&quot;, &quot;parse-names&quot;: false, &quot;given&quot;: &quot;Douglas L&quot;}, {&quot;dropping-particle&quot;: &quot;&quot;, &quot;suffix&quot;: &quot;&quot;, &quot;family&quot;: &quot;Rosen&quot;, &quot;non-dropping-particle&quot;: &quot;&quot;, &quot;parse-names&quot;: false, &quot;given&quot;: &quot;Harvey S&quot;}], &quot;volume&quot;: &quot;22&quot;, &quot;id&quot;: &quot;ITEM-1&quot;, &quot;issued&quot;: {&quot;date-parts&quot;: [[&quot;2003&quot;]]}, &quot;type&quot;: &quot;article-journal&quot;, &quot;page&quot;: &quot;713-730&quot;, &quot;DOI&quot;: &quot;10.1016/S0167-6296(03)00059-6&quot;, &quot;title&quot;: &quot;Exploring the health\u2013wealth nexus&quot;, &quot;note&quot;: &quot;Causaal: nee\n\nDoe onderzoek!&quot;}, &quot;uris&quot;: [&quot;http://www.mendeley.com/documents/?uuid=d690cd68-9bc9-4e54-97fe-33da205889b0&quot;], &quot;id&quot;: &quot;ITEM-1&quot;}], &quot;mendeley&quot;: {&quot;plainTextFormattedCitation&quot;: &quot;(Meer, Miller, &amp; Rosen, 2003)&quot;, &quot;formattedCitation&quot;: &quot;(Meer, Miller, &amp; Rosen, 2003)&quot;, &quot;previouslyFormattedCitation&quot;: &quot;(Meer, Miller, &amp; Rosen, 2003)&quot;}, &quot;properties&quot;: {&quot;noteIndex&quot;: 0}, &quot;schema&quot;: &quot;https://github.com/citation-style-language/schema/raw/master/csl-citation.json&quot;} RNDLcd2o8XUW0"/><text:span text:style-name="T12">⁠.</text:span></text:p>
      <text:p text:style-name="P3"><text:span text:style-name="T14"><text:tab/>As </text:span><text:reference-mark-start text:name="ADDIN CSL_CITATION {&quot;citationItems&quot;: [{&quot;itemData&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ISBN&quot;: &quot;0277-9536&quot;, &quot;volume&quot;: &quot;71&quot;, &quot;page&quot;: &quot;1018-1026&quot;, &quot;ISSN&quot;: &quot;02779536&quot;, &quot;title&quot;: &quot;The associations of household wealth and income with self-rated health - A study on economic advantage in middle-aged Finnish men and women&quot;, &quot;DOI&quot;: &quot;10.1016/j.socscimed.2010.05.040&quot;, &quot;author&quot;: [{&quot;dropping-particle&quot;: &quot;&quot;, &quot;suffix&quot;: &quot;&quot;, &quot;family&quot;: &quot;Aittom\u00e4ki&quot;, &quot;non-dropping-particle&quot;: &quot;&quot;, &quot;parse-names&quot;: false, &quot;given&quot;: &quot;Akseli&quot;}, {&quot;dropping-particle&quot;: &quot;&quot;, &quot;suffix&quot;: &quot;&quot;, &quot;family&quot;: &quot;Martikainen&quot;, &quot;non-dropping-particle&quot;: &quot;&quot;, &quot;parse-names&quot;: false, &quot;given&quot;: &quot;Pekka&quot;}, {&quot;dropping-particle&quot;: &quot;&quot;, &quot;suffix&quot;: &quot;&quot;, &quot;family&quot;: &quot;Laaksonen&quot;, &quot;non-dropping-particle&quot;: &quot;&quot;, &quot;parse-names&quot;: false, &quot;given&quot;: &quot;Mikko&quot;}, {&quot;dropping-particle&quot;: &quot;&quot;, &quot;suffix&quot;: &quot;&quot;, &quot;family&quot;: &quot;Lahelma&quot;, &quot;non-dropping-particle&quot;: &quot;&quot;, &quot;parse-names&quot;: false, &quot;given&quot;: &quot;Eero&quot;}, {&quot;dropping-particle&quot;: &quot;&quot;, &quot;suffix&quot;: &quot;&quot;, &quot;family&quot;: &quot;Rahkonen&quot;, &quot;non-dropping-particle&quot;: &quot;&quot;, &quot;parse-names&quot;: false, &quot;given&quot;: &quot;Ossi&quot;}], &quot;issued&quot;: {&quot;date-parts&quot;: [[&quot;2010&quot;]]}, &quot;publisher&quot;: &quot;Elsevier Ltd&quot;, &quot;id&quot;: &quot;ITEM-1&quot;, &quot;issue&quot;: &quot;5&quot;, &quot;PMID&quot;: &quot;20598791&quot;, &quot;container-title&quot;: &quot;Social Science and Medicine&quot;, &quot;type&quot;: &quot;article-journal&quot;, &quot;note&quot;: &quot;correlatie\n\nWealth &amp;gt; income\n\nDiscussie:&quot;}, &quot;uris&quot;: [&quot;http://www.mendeley.com/documents/?uuid=1602fcc9-313a-483e-8e05-7a747de6cc7d&quot;], &quot;id&quot;: &quot;ITEM-1&quot;}], &quot;mendeley&quot;: {&quot;plainTextFormattedCitation&quot;: &quot;(Aittom\u00e4ki, Martikainen, Laaksonen, Lahelma, &amp; Rahkonen, 2010)&quot;, &quot;formattedCitation&quot;: &quot;(Aittom\u00e4ki, Martikainen, Laaksonen, Lahelma, &amp; Rahkonen, 2010)&quot;, &quot;manualFormatting&quot;: &quot;Aittom\u00e4ki, Martikainen, Laaksonen, Lahelma, and Rahkonen (2010)&quot;, &quot;previouslyFormattedCitation&quot;: &quot;(Aittom\u00e4ki, Martikainen, Laaksonen, Lahelma, &amp; Rahkonen, 2010)&quot;}, &quot;properties&quot;: {&quot;noteIndex&quot;: 0}, &quot;schema&quot;: &quot;https://github.com/citation-style-language/schema/raw/master/csl-citation.json&quot;} RNDdOl7hFDrh4"/><text:span text:style-name="T3">Aittomäki, Martikainen, Laaksonen, Lahelma, and Rahkonen (2010)</text:span><text:reference-mark-end text:name="ADDIN CSL_CITATION {&quot;citationItems&quot;: [{&quot;itemData&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ISBN&quot;: &quot;0277-9536&quot;, &quot;volume&quot;: &quot;71&quot;, &quot;page&quot;: &quot;1018-1026&quot;, &quot;ISSN&quot;: &quot;02779536&quot;, &quot;title&quot;: &quot;The associations of household wealth and income with self-rated health - A study on economic advantage in middle-aged Finnish men and women&quot;, &quot;DOI&quot;: &quot;10.1016/j.socscimed.2010.05.040&quot;, &quot;author&quot;: [{&quot;dropping-particle&quot;: &quot;&quot;, &quot;suffix&quot;: &quot;&quot;, &quot;family&quot;: &quot;Aittom\u00e4ki&quot;, &quot;non-dropping-particle&quot;: &quot;&quot;, &quot;parse-names&quot;: false, &quot;given&quot;: &quot;Akseli&quot;}, {&quot;dropping-particle&quot;: &quot;&quot;, &quot;suffix&quot;: &quot;&quot;, &quot;family&quot;: &quot;Martikainen&quot;, &quot;non-dropping-particle&quot;: &quot;&quot;, &quot;parse-names&quot;: false, &quot;given&quot;: &quot;Pekka&quot;}, {&quot;dropping-particle&quot;: &quot;&quot;, &quot;suffix&quot;: &quot;&quot;, &quot;family&quot;: &quot;Laaksonen&quot;, &quot;non-dropping-particle&quot;: &quot;&quot;, &quot;parse-names&quot;: false, &quot;given&quot;: &quot;Mikko&quot;}, {&quot;dropping-particle&quot;: &quot;&quot;, &quot;suffix&quot;: &quot;&quot;, &quot;family&quot;: &quot;Lahelma&quot;, &quot;non-dropping-particle&quot;: &quot;&quot;, &quot;parse-names&quot;: false, &quot;given&quot;: &quot;Eero&quot;}, {&quot;dropping-particle&quot;: &quot;&quot;, &quot;suffix&quot;: &quot;&quot;, &quot;family&quot;: &quot;Rahkonen&quot;, &quot;non-dropping-particle&quot;: &quot;&quot;, &quot;parse-names&quot;: false, &quot;given&quot;: &quot;Ossi&quot;}], &quot;issued&quot;: {&quot;date-parts&quot;: [[&quot;2010&quot;]]}, &quot;publisher&quot;: &quot;Elsevier Ltd&quot;, &quot;id&quot;: &quot;ITEM-1&quot;, &quot;issue&quot;: &quot;5&quot;, &quot;PMID&quot;: &quot;20598791&quot;, &quot;container-title&quot;: &quot;Social Science and Medicine&quot;, &quot;type&quot;: &quot;article-journal&quot;, &quot;note&quot;: &quot;correlatie\n\nWealth &amp;gt; income\n\nDiscussie:&quot;}, &quot;uris&quot;: [&quot;http://www.mendeley.com/documents/?uuid=1602fcc9-313a-483e-8e05-7a747de6cc7d&quot;], &quot;id&quot;: &quot;ITEM-1&quot;}], &quot;mendeley&quot;: {&quot;plainTextFormattedCitation&quot;: &quot;(Aittom\u00e4ki, Martikainen, Laaksonen, Lahelma, &amp; Rahkonen, 2010)&quot;, &quot;formattedCitation&quot;: &quot;(Aittom\u00e4ki, Martikainen, Laaksonen, Lahelma, &amp; Rahkonen, 2010)&quot;, &quot;manualFormatting&quot;: &quot;Aittom\u00e4ki, Martikainen, Laaksonen, Lahelma, and Rahkonen (2010)&quot;, &quot;previouslyFormattedCitation&quot;: &quot;(Aittom\u00e4ki, Martikainen, Laaksonen, Lahelma, &amp; Rahkonen, 2010)&quot;}, &quot;properties&quot;: {&quot;noteIndex&quot;: 0}, &quot;schema&quot;: &quot;https://github.com/citation-style-language/schema/raw/master/csl-citation.json&quot;} RNDdOl7hFDrh4"/><text:span text:style-name="T4">⁠ </text:span><text:span text:style-name="T2">point out, “Wealth in particular is not directly affected by changes in labour market participation that may radically alter the current income level”. This is important “… as changes in health and illness are likely to develop over a considerable time span” (p1025). They find that wealth is highly relevant in explaining health. </text:span></text:p>
      <text:p text:style-name="P3"><text:span text:style-name="T2"><text:tab/></text:span><text:span text:style-name="T6">The goal of this paper is to examine the causality between health and wealth </text:span><text:span text:style-name="T7">in the Netherlands</text:span><text:span text:style-name="T6">. </text:span><text:span text:style-name="T2">This paper will try to </text:span><text:span text:style-name="T5">deal with the endogeneity between health and wealth using a difference in difference analysis. The treatment group consists of <text:s/>home-owners and the control group consists of people who rent a house. The treatment is the financial crisis in 2008 as it affected housing prices. The change in housing prices should only affect the wealth of the home-owners and it stands to reason that it does not affect or is affected by health status of the home-owner or </text:span><text:span text:style-name="T7">home-</text:span><office:annotation office:name="__Annotation__276_1921872290"><dc:creator>Unknown Author</dc:creator><dc:date>2019-01-01T20:58:54</dc:date><text:p text:style-name="P21"><text:span text:style-name="T49">Is dit een woord?</text:span></text:p></office:annotation><text:span text:style-name="T5">renters</text:span><office:annotation-end office:name="__Annotation__276_1921872290"/><text:span text:style-name="T5"> alike. </text:span><text:span text:style-name="T9">The wealth of a person will be defined as the net worth of a person, i.e. all their assets minus their liabilities. Each person will be placed into one of two categories, i.e. healthy (1) or not healthy (0), </text:span><text:span text:style-name="T10">based on their self assed health</text:span><text:span text:style-name="T9">.</text:span></text:p>
      <text:p text:style-name="P3"><text:span text:style-name="T5"><text:tab/></text:span><text:span text:style-name="T7">To try to find the causal relationship between health and wealth the data from the D</text:span><text:span text:style-name="T11">NB </text:span><text:span text:style-name="T7">Household Survey </text:span><text:span text:style-name="T8">(DHS)</text:span><text:span text:style-name="T7"> from CentERdata. This survey “</text:span><text:span text:style-name="T18"> </text:span><text:span text:style-name="T20">is a unique data set allowing you to study both psychological and economic aspects of financial </text:span><text:span text:style-name="T23">behavior.</text:span><text:span text:style-name="T20"> This panel survey was launched in 1993 and comprises information on work, pensions, housing, mortgages, income, possessions, loans, health, economic and psychological concepts, and personal characteristics. We have been collecting these data from 2,000 households participating in the CentERpanel” </text:span><text:reference-mark-start text:name="ADDIN CSL_CITATION {&quot;citationItems&quot;: [{&quot;itemData&quot;: {&quot;accessed&quot;: {&quot;date-parts&quot;: [[&quot;2019&quot;, &quot;1&quot;, &quot;2&quot;]]}, &quot;id&quot;: &quot;ITEM-1&quot;, &quot;issued&quot;: {&quot;date-parts&quot;: [[&quot;0&quot;]]}, &quot;type&quot;: &quot;webpage&quot;, &quot;title&quot;: &quot;DHS data access | CentERdata.nl&quot;, &quot;URL&quot;: &quot;https://www.centerdata.nl/en/databank/dhs-data-access&quot;}, &quot;uris&quot;: [&quot;http://www.mendeley.com/documents/?uuid=d646d666-044e-4226-848b-2f24dcf71b32&quot;], &quot;id&quot;: &quot;ITEM-1&quot;}], &quot;mendeley&quot;: {&quot;plainTextFormattedCitation&quot;: &quot;(\u201cDHS data access | CentERdata.nl,\u201d n.d.)&quot;, &quot;formattedCitation&quot;: &quot;(\u201cDHS data access | CentERdata.nl,\u201d n.d.)&quot;, &quot;previouslyFormattedCitation&quot;: &quot;(\u201cDHS data access | CentERdata.nl,\u201d n.d.)&quot;}, &quot;properties&quot;: {&quot;noteIndex&quot;: 0}, &quot;schema&quot;: &quot;https://github.com/citation-style-language/schema/raw/master/csl-citation.json&quot;} RNDaQsLa1kglI"/><text:span text:style-name="T20">(“DHS data access | CentERdata.nl,” n.d.)</text:span><text:reference-mark-end text:name="ADDIN CSL_CITATION {&quot;citationItems&quot;: [{&quot;itemData&quot;: {&quot;accessed&quot;: {&quot;date-parts&quot;: [[&quot;2019&quot;, &quot;1&quot;, &quot;2&quot;]]}, &quot;id&quot;: &quot;ITEM-1&quot;, &quot;issued&quot;: {&quot;date-parts&quot;: [[&quot;0&quot;]]}, &quot;type&quot;: &quot;webpage&quot;, &quot;title&quot;: &quot;DHS data access | CentERdata.nl&quot;, &quot;URL&quot;: &quot;https://www.centerdata.nl/en/databank/dhs-data-access&quot;}, &quot;uris&quot;: [&quot;http://www.mendeley.com/documents/?uuid=d646d666-044e-4226-848b-2f24dcf71b32&quot;], &quot;id&quot;: &quot;ITEM-1&quot;}], &quot;mendeley&quot;: {&quot;plainTextFormattedCitation&quot;: &quot;(\u201cDHS data access | CentERdata.nl,\u201d n.d.)&quot;, &quot;formattedCitation&quot;: &quot;(\u201cDHS data access | CentERdata.nl,\u201d n.d.)&quot;, &quot;previouslyFormattedCitation&quot;: &quot;(\u201cDHS data access | CentERdata.nl,\u201d n.d.)&quot;}, &quot;properties&quot;: {&quot;noteIndex&quot;: 0}, &quot;schema&quot;: &quot;https://github.com/citation-style-language/schema/raw/master/csl-citation.json&quot;} RNDaQsLa1kglI"/></text:p>
      <text:p text:style-name="P3"><text:span text:style-name="T20"><text:tab/></text:span><text:span text:style-name="T21">Chapter 2 will discuss relevant literature on the subject of causality between health and wealth. Chapter 3 will describe the data </text:span><text:span text:style-name="T22">used. Chapter 4 will describe the statistical methods used. Firstly there will be shown that there is a correlation in the data between health and wealth. Secondly the method that will be used to test for a causal relationship will be described. Chapter 5 will present the results found by the statistical analysis and chapter 6 will discuss the results and improvements for this study. </text:span></text:p>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oft-page-break/><text:span text:style-name="T24">Related literatuur</text:span><text:span text:style-name="T19">:</text:span></text:p>
      <text:p text:style-name="P5"><text:span text:style-name="T19">In their article </text:span><text:span text:style-name="T37">Should H</text:span><text:span text:style-name="T38">ealth Studies Measure Wealth</text:span><text:span text:style-name="T26">, Pollack et al. (2007) systematically analyze a total of 29 articles that used health as the dependent <text:s/>variable and wealth and at least one other socioeconomic-status (SES) variable as independent variables. </text:span><text:span text:style-name="T27">Of the 29 articles analyzed, 14 used self assed health as their health variable. Most of those articles reported positive or mixed results. The other 15 articles used different variables for health such as: mortality, chronic conditions, functional status and mental health. Of the total of 29 studies, 15 found positive results, 10 found mixed results and only 4 found negative results. They conclude that there is a significant correlation between healh and wealth. Especially when the wealth variables were constructed from detailed questions instead of simpler questions (for example just a single question). It should however again be noted that they only check for correlation and do not address causality.</text:span></text:p>
      <text:p text:style-name="P6"><text:span text:style-name="T27"><text:tab/>There are however some studies that do address causality in the health wealth connection and they mostly find negative results. Meer, Miller and Rosen (2003) </text:span><text:span text:style-name="T28">use a straightforward instrumental variable strategy to deal with the endogeneity. They use inheritance as the instrument as it does affect health but does not directly affect health nor is it affected by health they reason. They do find a significant correlation between health and wealth but when inheritance is used as an instrument they do not find a significant effect from wealth on health. They conclude that short run changes in wealth do not affect health. They do however note: “This finding does not rule out the possibility of a long-term impact of wealth on health” (p. 729). </text:span><text:reference-mark-start text:name="ADDIN CSL_CITATION {&quot;citationItems&quot;: [{&quot;itemData&quot;: {&quot;author&quot;: [{&quot;dropping-particle&quot;: &quot;&quot;, &quot;suffix&quot;: &quot;&quot;, &quot;family&quot;: &quot;Kim&quot;, &quot;non-dropping-particle&quot;: &quot;&quot;, &quot;parse-names&quot;: false, &quot;given&quot;: &quot;Beomsoo&quot;}, {&quot;dropping-particle&quot;: &quot;&quot;, &quot;suffix&quot;: &quot;&quot;, &quot;family&quot;: &quot;Ruhm&quot;, &quot;non-dropping-particle&quot;: &quot;&quot;, &quot;parse-names&quot;: false, &quot;given&quot;: &quot;Christopher J&quot;}], &quot;volume&quot;: &quot;144&quot;, &quot;id&quot;: &quot;ITEM-1&quot;, &quot;issue&quot;: &quot;December 2010&quot;, &quot;issued&quot;: {&quot;date-parts&quot;: [[&quot;2012&quot;]]}, &quot;type&quot;: &quot;article-journal&quot;, &quot;page&quot;: &quot;127-144&quot;, &quot;note&quot;: &quot;causaal : nee\n\nWe examine how wealth shocks, in the form of inheritances, affect the mortality rates, health status and healthbehaviors of older adults, using data from eight waves of the Health and Retirement Survey. Our main finding isthat bequests do not have substantial effects on health, although improvements in quality-of-life are possible. Thisabsence occurs despite increases in out-of-pocket spending on healthcare and in the utilization of medical services,especially discretionary and non-lifesaving types such as dental care. Nor can we find a convincing indication ofchanges in lifestyles that offset the benefits of increased medical care. Inheritances are associated with higher alcoholconsumption, but with no change in smoking or exercise and a possible decrease in obesity. Copyrightr2010 JohnWiley &amp;amp; Sons, Ltd&quot;, &quot;title&quot;: &quot;Inheritances, health and death&quot;, &quot;DOI&quot;: &quot;10.1002/hec&quot;}, &quot;uris&quot;: [&quot;http://www.mendeley.com/documents/?uuid=3afc592a-f47d-46b2-8b6c-5f09862cb8dd&quot;], &quot;id&quot;: &quot;ITEM-1&quot;}], &quot;mendeley&quot;: {&quot;plainTextFormattedCitation&quot;: &quot;(Kim &amp; Ruhm, 2012)&quot;, &quot;formattedCitation&quot;: &quot;(Kim &amp; Ruhm, 2012)&quot;, &quot;manualFormatting&quot;: &quot;Kim and Ruhm (2012)&quot;, &quot;previouslyFormattedCitation&quot;: &quot;(Kim &amp; Ruhm, 2012)&quot;}, &quot;properties&quot;: {&quot;noteIndex&quot;: 0}, &quot;schema&quot;: &quot;https://github.com/citation-style-language/schema/raw/master/csl-citation.json&quot;} RNDgAhBZdOEu5"/><text:span text:style-name="T28">Kim and Ruhm (2012)</text:span><text:reference-mark-end text:name="ADDIN CSL_CITATION {&quot;citationItems&quot;: [{&quot;itemData&quot;: {&quot;author&quot;: [{&quot;dropping-particle&quot;: &quot;&quot;, &quot;suffix&quot;: &quot;&quot;, &quot;family&quot;: &quot;Kim&quot;, &quot;non-dropping-particle&quot;: &quot;&quot;, &quot;parse-names&quot;: false, &quot;given&quot;: &quot;Beomsoo&quot;}, {&quot;dropping-particle&quot;: &quot;&quot;, &quot;suffix&quot;: &quot;&quot;, &quot;family&quot;: &quot;Ruhm&quot;, &quot;non-dropping-particle&quot;: &quot;&quot;, &quot;parse-names&quot;: false, &quot;given&quot;: &quot;Christopher J&quot;}], &quot;volume&quot;: &quot;144&quot;, &quot;id&quot;: &quot;ITEM-1&quot;, &quot;issue&quot;: &quot;December 2010&quot;, &quot;issued&quot;: {&quot;date-parts&quot;: [[&quot;2012&quot;]]}, &quot;type&quot;: &quot;article-journal&quot;, &quot;page&quot;: &quot;127-144&quot;, &quot;note&quot;: &quot;causaal : nee\n\nWe examine how wealth shocks, in the form of inheritances, affect the mortality rates, health status and healthbehaviors of older adults, using data from eight waves of the Health and Retirement Survey. Our main finding isthat bequests do not have substantial effects on health, although improvements in quality-of-life are possible. Thisabsence occurs despite increases in out-of-pocket spending on healthcare and in the utilization of medical services,especially discretionary and non-lifesaving types such as dental care. Nor can we find a convincing indication ofchanges in lifestyles that offset the benefits of increased medical care. Inheritances are associated with higher alcoholconsumption, but with no change in smoking or exercise and a possible decrease in obesity. Copyrightr2010 JohnWiley &amp;amp; Sons, Ltd&quot;, &quot;title&quot;: &quot;Inheritances, health and death&quot;, &quot;DOI&quot;: &quot;10.1002/hec&quot;}, &quot;uris&quot;: [&quot;http://www.mendeley.com/documents/?uuid=3afc592a-f47d-46b2-8b6c-5f09862cb8dd&quot;], &quot;id&quot;: &quot;ITEM-1&quot;}], &quot;mendeley&quot;: {&quot;plainTextFormattedCitation&quot;: &quot;(Kim &amp; Ruhm, 2012)&quot;, &quot;formattedCitation&quot;: &quot;(Kim &amp; Ruhm, 2012)&quot;, &quot;manualFormatting&quot;: &quot;Kim and Ruhm (2012)&quot;, &quot;previouslyFormattedCitation&quot;: &quot;(Kim &amp; Ruhm, 2012)&quot;}, &quot;properties&quot;: {&quot;noteIndex&quot;: 0}, &quot;schema&quot;: &quot;https://github.com/citation-style-language/schema/raw/master/csl-citation.json&quot;} RNDgAhBZdOEu5"/><text:span text:style-name="T28">⁠ </text:span><text:span text:style-name="T31">also use inheritance as exogeneous wealth shocks and also find no significant effect on health. </text:span></text:p>
      <text:p text:style-name="P7"><text:span text:style-name="T28"><text:tab/></text:span><text:span text:style-name="T30">In a similar study, </text:span><text:reference-mark-start text:name="ADDIN CSL_CITATION {&quot;citationItems&quot;: [{&quot;itemData&quot;: {&quot;author&quot;: [{&quot;dropping-particle&quot;: &quot;&quot;, &quot;suffix&quot;: &quot;&quot;, &quot;family&quot;: &quot;Apouey&quot;, &quot;non-dropping-particle&quot;: &quot;&quot;, &quot;parse-names&quot;: false, &quot;given&quot;: &quot;Benedicte&quot;}, {&quot;dropping-particle&quot;: &quot;&quot;, &quot;suffix&quot;: &quot;&quot;, &quot;family&quot;: &quot;Clark&quot;, &quot;non-dropping-particle&quot;: &quot;&quot;, &quot;parse-names&quot;: false, &quot;given&quot;: &quot;Andrew E&quot;}], &quot;volume&quot;: &quot;538&quot;, &quot;id&quot;: &quot;ITEM-1&quot;, &quot;issue&quot;: &quot;February 2014&quot;, &quot;issued&quot;: {&quot;date-parts&quot;: [[&quot;2015&quot;]]}, &quot;type&quot;: &quot;article-journal&quot;, &quot;page&quot;: &quot;516-538&quot;, &quot;note&quot;: &quot;causaal\n\nIncome shocks no effect on self-assed health&quot;, &quot;title&quot;: &quot;Winning Big but Feeling no Better? The Effect of Lottery Prizes on Physical and Mental Health&quot;, &quot;DOI&quot;: &quot;10.1002/hec&quot;}, &quot;uris&quot;: [&quot;http://www.mendeley.com/documents/?uuid=374681a3-6d4a-4966-abae-a807fc4966ca&quot;], &quot;id&quot;: &quot;ITEM-1&quot;}], &quot;mendeley&quot;: {&quot;plainTextFormattedCitation&quot;: &quot;(Apouey &amp; Clark, 2015)&quot;, &quot;formattedCitation&quot;: &quot;(Apouey &amp; Clark, 2015)&quot;, &quot;manualFormatting&quot;: &quot;Apouey and Clark (2015)&quot;, &quot;previouslyFormattedCitation&quot;: &quot;(Apouey &amp; Clark, 2015)&quot;}, &quot;properties&quot;: {&quot;noteIndex&quot;: 0}, &quot;schema&quot;: &quot;https://github.com/citation-style-language/schema/raw/master/csl-citation.json&quot;} RNDktWqj6VPDV"/><text:span text:style-name="T30">Apouey and Clark (2015)</text:span><text:reference-mark-end text:name="ADDIN CSL_CITATION {&quot;citationItems&quot;: [{&quot;itemData&quot;: {&quot;author&quot;: [{&quot;dropping-particle&quot;: &quot;&quot;, &quot;suffix&quot;: &quot;&quot;, &quot;family&quot;: &quot;Apouey&quot;, &quot;non-dropping-particle&quot;: &quot;&quot;, &quot;parse-names&quot;: false, &quot;given&quot;: &quot;Benedicte&quot;}, {&quot;dropping-particle&quot;: &quot;&quot;, &quot;suffix&quot;: &quot;&quot;, &quot;family&quot;: &quot;Clark&quot;, &quot;non-dropping-particle&quot;: &quot;&quot;, &quot;parse-names&quot;: false, &quot;given&quot;: &quot;Andrew E&quot;}], &quot;volume&quot;: &quot;538&quot;, &quot;id&quot;: &quot;ITEM-1&quot;, &quot;issue&quot;: &quot;February 2014&quot;, &quot;issued&quot;: {&quot;date-parts&quot;: [[&quot;2015&quot;]]}, &quot;type&quot;: &quot;article-journal&quot;, &quot;page&quot;: &quot;516-538&quot;, &quot;note&quot;: &quot;causaal\n\nIncome shocks no effect on self-assed health&quot;, &quot;title&quot;: &quot;Winning Big but Feeling no Better? The Effect of Lottery Prizes on Physical and Mental Health&quot;, &quot;DOI&quot;: &quot;10.1002/hec&quot;}, &quot;uris&quot;: [&quot;http://www.mendeley.com/documents/?uuid=374681a3-6d4a-4966-abae-a807fc4966ca&quot;], &quot;id&quot;: &quot;ITEM-1&quot;}], &quot;mendeley&quot;: {&quot;plainTextFormattedCitation&quot;: &quot;(Apouey &amp; Clark, 2015)&quot;, &quot;formattedCitation&quot;: &quot;(Apouey &amp; Clark, 2015)&quot;, &quot;manualFormatting&quot;: &quot;Apouey and Clark (2015)&quot;, &quot;previouslyFormattedCitation&quot;: &quot;(Apouey &amp; Clark, 2015)&quot;}, &quot;properties&quot;: {&quot;noteIndex&quot;: 0}, &quot;schema&quot;: &quot;https://github.com/citation-style-language/schema/raw/master/csl-citation.json&quot;} RNDktWqj6VPDV"/><text:span text:style-name="T30">⁠ also find small or negligible effects on general health using lottery winnings and inheritance as instruments. They do however find that lottery winnings do produce better mental health </text:span><text:span text:style-name="T31">but also increase smoking and social drinking</text:span><text:span text:style-name="T30">. They note that “health is not a holistic concept, and we need to both be clear about what kind of health we are talking about and be ready for the possibility that different types of health behave in very different ways” (p. 536). </text:span><text:reference-mark-start text:name="ADDIN CSL_CITATION {&quot;citationItems&quot;: [{&quot;itemData&quot;: {&quot;author&quot;: [{&quot;dropping-particle&quot;: &quot;&quot;, &quot;suffix&quot;: &quot;&quot;, &quot;family&quot;: &quot;Au&quot;, &quot;non-dropping-particle&quot;: &quot;&quot;, &quot;parse-names&quot;: false, &quot;given&quot;: &quot;Nicole&quot;}, {&quot;dropping-particle&quot;: &quot;&quot;, &quot;suffix&quot;: &quot;&quot;, &quot;family&quot;: &quot;Johnston&quot;, &quot;non-dropping-particle&quot;: &quot;&quot;, &quot;parse-names&quot;: false, &quot;given&quot;: &quot;David W&quot;}], &quot;volume&quot;: &quot;1421&quot;, &quot;id&quot;: &quot;ITEM-1&quot;, &quot;issue&quot;: &quot;August 2014&quot;, &quot;issued&quot;: {&quot;date-parts&quot;: [[&quot;2015&quot;]]}, &quot;type&quot;: &quot;article-journal&quot;, &quot;page&quot;: &quot;1403-1421&quot;, &quot;note&quot;: &quot;causaal : negatief zelfs\n\nOverall the results suggest that&quot;, &quot;title&quot;: &quot;Too Much of a Good Thing? Exploring the Impact of Wealth on Weight&quot;, &quot;DOI&quot;: &quot;10.1002/hec&quot;}, &quot;uris&quot;: [&quot;http://www.mendeley.com/documents/?uuid=6a01e87e-b4ea-484d-8e49-3a963a8d40fc&quot;], &quot;id&quot;: &quot;ITEM-1&quot;}], &quot;mendeley&quot;: {&quot;plainTextFormattedCitation&quot;: &quot;(Au &amp; Johnston, 2015)&quot;, &quot;formattedCitation&quot;: &quot;(Au &amp; Johnston, 2015)&quot;, &quot;manualFormatting&quot;: &quot;Au and Johnston (2015)&quot;, &quot;previouslyFormattedCitation&quot;: &quot;(Au &amp; Johnston, 2015)&quot;}, &quot;properties&quot;: {&quot;noteIndex&quot;: 0}, &quot;schema&quot;: &quot;https://github.com/citation-style-language/schema/raw/master/csl-citation.json&quot;} RNDMiZDtA6jYH"/><text:span text:style-name="T30">Au and Johnston (2015)</text:span><text:reference-mark-end text:name="ADDIN CSL_CITATION {&quot;citationItems&quot;: [{&quot;itemData&quot;: {&quot;author&quot;: [{&quot;dropping-particle&quot;: &quot;&quot;, &quot;suffix&quot;: &quot;&quot;, &quot;family&quot;: &quot;Au&quot;, &quot;non-dropping-particle&quot;: &quot;&quot;, &quot;parse-names&quot;: false, &quot;given&quot;: &quot;Nicole&quot;}, {&quot;dropping-particle&quot;: &quot;&quot;, &quot;suffix&quot;: &quot;&quot;, &quot;family&quot;: &quot;Johnston&quot;, &quot;non-dropping-particle&quot;: &quot;&quot;, &quot;parse-names&quot;: false, &quot;given&quot;: &quot;David W&quot;}], &quot;volume&quot;: &quot;1421&quot;, &quot;id&quot;: &quot;ITEM-1&quot;, &quot;issue&quot;: &quot;August 2014&quot;, &quot;issued&quot;: {&quot;date-parts&quot;: [[&quot;2015&quot;]]}, &quot;type&quot;: &quot;article-journal&quot;, &quot;page&quot;: &quot;1403-1421&quot;, &quot;note&quot;: &quot;causaal : negatief zelfs\n\nOverall the results suggest that&quot;, &quot;title&quot;: &quot;Too Much of a Good Thing? Exploring the Impact of Wealth on Weight&quot;, &quot;DOI&quot;: &quot;10.1002/hec&quot;}, &quot;uris&quot;: [&quot;http://www.mendeley.com/documents/?uuid=6a01e87e-b4ea-484d-8e49-3a963a8d40fc&quot;], &quot;id&quot;: &quot;ITEM-1&quot;}], &quot;mendeley&quot;: {&quot;plainTextFormattedCitation&quot;: &quot;(Au &amp; Johnston, 2015)&quot;, &quot;formattedCitation&quot;: &quot;(Au &amp; Johnston, 2015)&quot;, &quot;manualFormatting&quot;: &quot;Au and Johnston (2015)&quot;, &quot;previouslyFormattedCitation&quot;: &quot;(Au &amp; Johnston, 2015)&quot;}, &quot;properties&quot;: {&quot;noteIndex&quot;: 0}, &quot;schema&quot;: &quot;https://github.com/citation-style-language/schema/raw/master/csl-citation.json&quot;} RNDMiZDtA6jYH"/><text:span text:style-name="T30">⁠ </text:span><text:span text:style-name="T31">even find that wealth shocks in the form of inheritance might even increase obesity in women.</text:span></text:p>
      <text:p text:style-name="P6"><text:span text:style-name="T28"><text:tab/></text:span><text:reference-mark-start text:name="ADDIN CSL_CITATION {&quot;citationItems&quot;: [{&quot;itemData&quot;: {&quot;author&quot;: [{&quot;dropping-particle&quot;: &quot;&quot;, &quot;suffix&quot;: &quot;&quot;, &quot;family&quot;: &quot;Michaud&quot;, &quot;non-dropping-particle&quot;: &quot;&quot;, &quot;parse-names&quot;: false, &quot;given&quot;: &quot;Pierre-carl&quot;}, {&quot;dropping-particle&quot;: &quot;Van&quot;, &quot;suffix&quot;: &quot;&quot;, &quot;family&quot;: &quot;Soest&quot;, &quot;non-dropping-particle&quot;: &quot;&quot;, &quot;parse-names&quot;: false, &quot;given&quot;: &quot;Arthur&quot;}], &quot;volume&quot;: &quot;27&quot;, &quot;id&quot;: &quot;ITEM-1&quot;, &quot;issued&quot;: {&quot;date-parts&quot;: [[&quot;2008&quot;]]}, &quot;type&quot;: &quot;article-journal&quot;, &quot;page&quot;: &quot;1312-1325&quot;, &quot;DOI&quot;: &quot;10.1016/j.jhealeco.2008.04.002&quot;, &quot;title&quot;: &quot;Health andwealth of elderly couples: Causality tests using dynamic panel data models&quot;, &quot;note&quot;: &quot;causaal: nee\n\nthese tests provide no evidence of causal wealth health effects. On the other hand, we find strong evidence of causal effects from both spouses\u2019 health on household wealth.&quot;}, &quot;uris&quot;: [&quot;http://www.mendeley.com/documents/?uuid=edc23d0b-0644-45a7-bd67-35d3f1cf0104&quot;], &quot;id&quot;: &quot;ITEM-1&quot;}], &quot;mendeley&quot;: {&quot;plainTextFormattedCitation&quot;: &quot;(Michaud &amp; Soest, 2008)&quot;, &quot;formattedCitation&quot;: &quot;(Michaud &amp; Soest, 2008)&quot;, &quot;manualFormatting&quot;: &quot;Michaud and Soest (2008)&quot;, &quot;previouslyFormattedCitation&quot;: &quot;(Michaud &amp; Soest, 2008)&quot;}, &quot;properties&quot;: {&quot;noteIndex&quot;: 0}, &quot;schema&quot;: &quot;https://github.com/citation-style-language/schema/raw/master/csl-citation.json&quot;} RNDSHDVyXFsBr"/><text:span text:style-name="T28">Michaud and Soest (2008)</text:span><text:reference-mark-end text:name="ADDIN CSL_CITATION {&quot;citationItems&quot;: [{&quot;itemData&quot;: {&quot;author&quot;: [{&quot;dropping-particle&quot;: &quot;&quot;, &quot;suffix&quot;: &quot;&quot;, &quot;family&quot;: &quot;Michaud&quot;, &quot;non-dropping-particle&quot;: &quot;&quot;, &quot;parse-names&quot;: false, &quot;given&quot;: &quot;Pierre-carl&quot;}, {&quot;dropping-particle&quot;: &quot;Van&quot;, &quot;suffix&quot;: &quot;&quot;, &quot;family&quot;: &quot;Soest&quot;, &quot;non-dropping-particle&quot;: &quot;&quot;, &quot;parse-names&quot;: false, &quot;given&quot;: &quot;Arthur&quot;}], &quot;volume&quot;: &quot;27&quot;, &quot;id&quot;: &quot;ITEM-1&quot;, &quot;issued&quot;: {&quot;date-parts&quot;: [[&quot;2008&quot;]]}, &quot;type&quot;: &quot;article-journal&quot;, &quot;page&quot;: &quot;1312-1325&quot;, &quot;DOI&quot;: &quot;10.1016/j.jhealeco.2008.04.002&quot;, &quot;title&quot;: &quot;Health andwealth of elderly couples: Causality tests using dynamic panel data models&quot;, &quot;note&quot;: &quot;causaal: nee\n\nthese tests provide no evidence of causal wealth health effects. On the other hand, we find strong evidence of causal effects from both spouses\u2019 health on household wealth.&quot;}, &quot;uris&quot;: [&quot;http://www.mendeley.com/documents/?uuid=edc23d0b-0644-45a7-bd67-35d3f1cf0104&quot;], &quot;id&quot;: &quot;ITEM-1&quot;}], &quot;mendeley&quot;: {&quot;plainTextFormattedCitation&quot;: &quot;(Michaud &amp; Soest, 2008)&quot;, &quot;formattedCitation&quot;: &quot;(Michaud &amp; Soest, 2008)&quot;, &quot;manualFormatting&quot;: &quot;Michaud and Soest (2008)&quot;, &quot;previouslyFormattedCitation&quot;: &quot;(Michaud &amp; Soest, 2008)&quot;}, &quot;properties&quot;: {&quot;noteIndex&quot;: 0}, &quot;schema&quot;: &quot;https://github.com/citation-style-language/schema/raw/master/csl-citation.json&quot;} RNDSHDVyXFsBr"/><text:span text:style-name="T28">⁠ </text:span><text:span text:style-name="T29">also find no causal effects of wealth on health. They use a dynamic panel data model to test for the causality. As they note in their conclusion, the data they use consists only of elderly couples. They suggest that there might be a causal effect in different age <text:s/>groups and that it would be interesting to see if there are differences in different countries to see if institutions have an impact.</text:span></text:p>
      <text:p text:style-name="P6"><text:span text:style-name="T29"><text:tab/></text:span><text:span text:style-name="T31">There are some studies that do find a significant causal effect of wealth on health. </text:span><text:reference-mark-start text:name="ADDIN CSL_CITATION {&quot;citationItems&quot;: [{&quot;itemData&quot;: {&quot;ISBN&quot;: &quot;1440783308099&quot;, &quot;volume&quot;: &quot;45&quot;, &quot;page&quot;: &quot;55-70&quot;, &quot;title&quot;: &quot;Be wealthy to stay healthy&quot;, &quot;DOI&quot;: &quot;10.1177/1440783308099986&quot;, &quot;author&quot;: [{&quot;dropping-particle&quot;: &quot;&quot;, &quot;suffix&quot;: &quot;&quot;, &quot;family&quot;: &quot;Cai&quot;, &quot;non-dropping-particle&quot;: &quot;&quot;, &quot;parse-names&quot;: false, &quot;given&quot;: &quot;Lixin&quot;}], &quot;id&quot;: &quot;ITEM-1&quot;, &quot;issue&quot;: &quot;1&quot;, &quot;issued&quot;: {&quot;date-parts&quot;: [[&quot;2009&quot;]]}, &quot;type&quot;: &quot;article-journal&quot;, &quot;container-title&quot;: &quot;Journal of Sociology&quot;, &quot;note&quot;: &quot;causaal: ja\n\nsuggesting that wealth might have a causal effect on health.&quot;}, &quot;uris&quot;: [&quot;http://www.mendeley.com/documents/?uuid=df8efa51-79a4-408c-94de-22911fc4970f&quot;], &quot;id&quot;: &quot;ITEM-1&quot;}], &quot;mendeley&quot;: {&quot;plainTextFormattedCitation&quot;: &quot;(Cai, 2009)&quot;, &quot;formattedCitation&quot;: &quot;(Cai, 2009)&quot;, &quot;manualFormatting&quot;: &quot;Cai (2009)&quot;, &quot;previouslyFormattedCitation&quot;: &quot;(Cai, 2009)&quot;}, &quot;properties&quot;: {&quot;noteIndex&quot;: 0}, &quot;schema&quot;: &quot;https://github.com/citation-style-language/schema/raw/master/csl-citation.json&quot;} RND0toTltxR3A"/><text:span text:style-name="T31">Cai (2009)</text:span><text:reference-mark-end text:name="ADDIN CSL_CITATION {&quot;citationItems&quot;: [{&quot;itemData&quot;: {&quot;ISBN&quot;: &quot;1440783308099&quot;, &quot;volume&quot;: &quot;45&quot;, &quot;page&quot;: &quot;55-70&quot;, &quot;title&quot;: &quot;Be wealthy to stay healthy&quot;, &quot;DOI&quot;: &quot;10.1177/1440783308099986&quot;, &quot;author&quot;: [{&quot;dropping-particle&quot;: &quot;&quot;, &quot;suffix&quot;: &quot;&quot;, &quot;family&quot;: &quot;Cai&quot;, &quot;non-dropping-particle&quot;: &quot;&quot;, &quot;parse-names&quot;: false, &quot;given&quot;: &quot;Lixin&quot;}], &quot;id&quot;: &quot;ITEM-1&quot;, &quot;issue&quot;: &quot;1&quot;, &quot;issued&quot;: {&quot;date-parts&quot;: [[&quot;2009&quot;]]}, &quot;type&quot;: &quot;article-journal&quot;, &quot;container-title&quot;: &quot;Journal of Sociology&quot;, &quot;note&quot;: &quot;causaal: ja\n\nsuggesting that wealth might have a causal effect on health.&quot;}, &quot;uris&quot;: [&quot;http://www.mendeley.com/documents/?uuid=df8efa51-79a4-408c-94de-22911fc4970f&quot;], &quot;id&quot;: &quot;ITEM-1&quot;}], &quot;mendeley&quot;: {&quot;plainTextFormattedCitation&quot;: &quot;(Cai, 2009)&quot;, &quot;formattedCitation&quot;: &quot;(Cai, 2009)&quot;, &quot;manualFormatting&quot;: &quot;Cai (2009)&quot;, &quot;previouslyFormattedCitation&quot;: &quot;(Cai, 2009)&quot;}, &quot;properties&quot;: {&quot;noteIndex&quot;: 0}, &quot;schema&quot;: &quot;https://github.com/citation-style-language/schema/raw/master/csl-citation.json&quot;} RND0toTltxR3A"/><text:span text:style-name="T32">⁠ focuses on health transitions instead of health status itself to avoid the endogeneity of wealth and health. She finds that wealthy people are less likely of transitioning from healthy to unhealthy compared to people in the lower end of the wealth distribution. This, she argues, is evidence that there might be a causal effect of wealth on health. <text:s/>She proposes four different explanations of the causal effect of wealth on health. </text:span><text:span text:style-name="T33">Firstly, because the study focuses on people in Australia malnutrition might not be an issue, eating less healthy food is associated with people with less economic recourses. Secondly, people with more wealth may live in better and healthier environments. </text:span><text:span text:style-name="T32"><text:s/></text:span><text:span text:style-name="T33">Thirdly, even in a country with universal health care system such as Australia, wealthier people might still receive more health services that less wealthy people. Lastly, wealth could give people more freedom in making decisions, thus experiencing less chronic stress which leads to poor health. </text:span></text:p>
      <text:p text:style-name="P11"/>
      <text:p text:style-name="P9"><text:span text:style-name="T33">D</text:span><text:span text:style-name="T25">ata</text:span></text:p>
      <text:p text:style-name="P13"><text:span text:style-name="T25">The data consists of </text:span><text:span text:style-name="T34">different (yearly) waves from the DHS. The data is collected </text:span><text:span text:style-name="T35">every year by the CentERdata. The DHS </text:span><text:span text:style-name="T36">consists of six questionnaires:</text:span></text:p>
      <text:p text:style-name="P14"><text:span text:style-name="T42">1. General Information on the Household</text:span><text:span text:style-name="T47"><text:line-break/></text:span><text:span text:style-name="T42">2. Household and Work</text:span><text:span text:style-name="T47"><text:line-break/></text:span><text:span text:style-name="T42">3. Accommodation and Mortgages</text:span><text:span text:style-name="T47"><text:line-break/></text:span><text:span text:style-name="T42">4. Health and Income</text:span><text:span text:style-name="T47"><text:line-break/></text:span><text:soft-page-break/><text:span text:style-name="T42">5. Assets and Liabilities</text:span><text:span text:style-name="T47"><text:line-break/></text:span><text:span text:style-name="T42">6. Economic and Psychological Concepts </text:span></text:p>
      <text:p text:style-name="P15"><text:reference-mark-start text:name="ADDIN CSL_CITATION {&quot;citationItems&quot;: [{&quot;itemData&quot;: {&quot;accessed&quot;: {&quot;date-parts&quot;: [[&quot;2019&quot;, &quot;1&quot;, &quot;2&quot;]]}, &quot;id&quot;: &quot;ITEM-1&quot;, &quot;issued&quot;: {&quot;date-parts&quot;: [[&quot;0&quot;]]}, &quot;type&quot;: &quot;webpage&quot;, &quot;title&quot;: &quot;DHS data access | CentERdata.nl&quot;, &quot;URL&quot;: &quot;https://www.centerdata.nl/en/databank/dhs-data-access&quot;}, &quot;uris&quot;: [&quot;http://www.mendeley.com/documents/?uuid=d646d666-044e-4226-848b-2f24dcf71b32&quot;], &quot;id&quot;: &quot;ITEM-1&quot;}], &quot;mendeley&quot;: {&quot;plainTextFormattedCitation&quot;: &quot;(\u201cDHS data access | CentERdata.nl,\u201d n.d.)&quot;, &quot;formattedCitation&quot;: &quot;(\u201cDHS data access | CentERdata.nl,\u201d n.d.)&quot;, &quot;previouslyFormattedCitation&quot;: &quot;(\u201cDHS data access | CentERdata.nl,\u201d n.d.)&quot;}, &quot;properties&quot;: {&quot;noteIndex&quot;: 0}, &quot;schema&quot;: &quot;https://github.com/citation-style-language/schema/raw/master/csl-citation.json&quot;} RNDjhuE5Vp3cw"/><text:span text:style-name="T41">(“DHS data access | CentERdata.nl,” n.d.)</text:span><text:reference-mark-end text:name="ADDIN CSL_CITATION {&quot;citationItems&quot;: [{&quot;itemData&quot;: {&quot;accessed&quot;: {&quot;date-parts&quot;: [[&quot;2019&quot;, &quot;1&quot;, &quot;2&quot;]]}, &quot;id&quot;: &quot;ITEM-1&quot;, &quot;issued&quot;: {&quot;date-parts&quot;: [[&quot;0&quot;]]}, &quot;type&quot;: &quot;webpage&quot;, &quot;title&quot;: &quot;DHS data access | CentERdata.nl&quot;, &quot;URL&quot;: &quot;https://www.centerdata.nl/en/databank/dhs-data-access&quot;}, &quot;uris&quot;: [&quot;http://www.mendeley.com/documents/?uuid=d646d666-044e-4226-848b-2f24dcf71b32&quot;], &quot;id&quot;: &quot;ITEM-1&quot;}], &quot;mendeley&quot;: {&quot;plainTextFormattedCitation&quot;: &quot;(\u201cDHS data access | CentERdata.nl,\u201d n.d.)&quot;, &quot;formattedCitation&quot;: &quot;(\u201cDHS data access | CentERdata.nl,\u201d n.d.)&quot;, &quot;previouslyFormattedCitation&quot;: &quot;(\u201cDHS data access | CentERdata.nl,\u201d n.d.)&quot;}, &quot;properties&quot;: {&quot;noteIndex&quot;: 0}, &quot;schema&quot;: &quot;https://github.com/citation-style-language/schema/raw/master/csl-citation.json&quot;} RNDjhuE5Vp3cw"/><text:span text:style-name="T41">⁠ </text:span></text:p>
      <text:p text:style-name="P15"><text:span text:style-name="T41">Besides the questionnaire data, the CentERdata also provides two aggregated data files. This paper will only use the Healh and Income questionnaire which includes the self-rated health variable and the aggregated wealth data. The aggregated wealth data is made up from different questionnaires and consists of all the liabilities and assets someone might have.</text:span></text:p>
      <text:p text:style-name="P16"><text:span text:style-name="T41"><text:tab/></text:span><text:span text:style-name="T43">The health variable will be a categorical variable with two options, either </text:span><text:span text:style-name="T46">healthy</text:span><text:span text:style-name="T43"> or </text:span><text:span text:style-name="T46">not healthy</text:span><text:span text:style-name="T43">. The data received from the DHS has five categories for health: </text:span><text:span text:style-name="T46">poor, not so good, fair, good </text:span><text:span text:style-name="T43">and </text:span><text:span text:style-name="T46">excellent.</text:span><text:span text:style-name="T43"> Persons who considered themselves to be in </text:span><text:span text:style-name="T46">poor </text:span><text:span text:style-name="T43">or </text:span><text:span text:style-name="T46">not so good</text:span><text:span text:style-name="T43"> health will be places in the </text:span><text:span text:style-name="T46">not healthy</text:span><text:span text:style-name="T43"> category. The persons that consider themselves to be in </text:span><text:span text:style-name="T46">fair, good </text:span><text:span text:style-name="T43">or </text:span><text:span text:style-name="T46">excellent</text:span><text:span text:style-name="T43"> health will be placed in the healthy category. Self rated health is a good predictor for mortality </text:span><text:reference-mark-start text:name="ADDIN CSL_CITATION {&quot;citationItems&quot;: [{&quot;itemData&quot;: {&quot;author&quot;: [{&quot;dropping-particle&quot;: &quot;&quot;, &quot;suffix&quot;: &quot;&quot;, &quot;family&quot;: &quot;Idler&quot;, &quot;non-dropping-particle&quot;: &quot;&quot;, &quot;parse-names&quot;: false, &quot;given&quot;: &quot;Ellen L&quot;}, {&quot;dropping-particle&quot;: &quot;&quot;, &quot;suffix&quot;: &quot;&quot;, &quot;family&quot;: &quot;Benyamini&quot;, &quot;non-dropping-particle&quot;: &quot;&quot;, &quot;parse-names&quot;: false, &quot;given&quot;: &quot;Yael&quot;}], &quot;volume&quot;: &quot;38&quot;, &quot;id&quot;: &quot;ITEM-1&quot;, &quot;issue&quot;: &quot;1&quot;, &quot;issued&quot;: {&quot;date-parts&quot;: [[&quot;1997&quot;]]}, &quot;type&quot;: &quot;article-journal&quot;, &quot;container-title&quot;: &quot;Journal of Health and Social Behavior&quot;, &quot;title&quot;: &quot;Self-Rated Health and Mortality: A Review of Twenty-Seven Community Studies&quot;, &quot;page&quot;: &quot;21-37&quot;, &quot;note&quot;: &quot;Self Assed health is a good measure of health&quot;}, &quot;uris&quot;: [&quot;http://www.mendeley.com/documents/?uuid=ab360b37-96e5-402b-8b23-ef7486633388&quot;], &quot;id&quot;: &quot;ITEM-1&quot;}], &quot;mendeley&quot;: {&quot;plainTextFormattedCitation&quot;: &quot;(Idler &amp; Benyamini, 1997)&quot;, &quot;formattedCitation&quot;: &quot;(Idler &amp; Benyamini, 1997)&quot;}, &quot;properties&quot;: {&quot;noteIndex&quot;: 0}, &quot;schema&quot;: &quot;https://github.com/citation-style-language/schema/raw/master/csl-citation.json&quot;} RNDuQf7ke90W8"/><text:span text:style-name="T43">(Idler &amp; Benyamini, 1997)</text:span><text:reference-mark-end text:name="ADDIN CSL_CITATION {&quot;citationItems&quot;: [{&quot;itemData&quot;: {&quot;author&quot;: [{&quot;dropping-particle&quot;: &quot;&quot;, &quot;suffix&quot;: &quot;&quot;, &quot;family&quot;: &quot;Idler&quot;, &quot;non-dropping-particle&quot;: &quot;&quot;, &quot;parse-names&quot;: false, &quot;given&quot;: &quot;Ellen L&quot;}, {&quot;dropping-particle&quot;: &quot;&quot;, &quot;suffix&quot;: &quot;&quot;, &quot;family&quot;: &quot;Benyamini&quot;, &quot;non-dropping-particle&quot;: &quot;&quot;, &quot;parse-names&quot;: false, &quot;given&quot;: &quot;Yael&quot;}], &quot;volume&quot;: &quot;38&quot;, &quot;id&quot;: &quot;ITEM-1&quot;, &quot;issue&quot;: &quot;1&quot;, &quot;issued&quot;: {&quot;date-parts&quot;: [[&quot;1997&quot;]]}, &quot;type&quot;: &quot;article-journal&quot;, &quot;container-title&quot;: &quot;Journal of Health and Social Behavior&quot;, &quot;title&quot;: &quot;Self-Rated Health and Mortality: A Review of Twenty-Seven Community Studies&quot;, &quot;page&quot;: &quot;21-37&quot;, &quot;note&quot;: &quot;Self Assed health is a good measure of health&quot;}, &quot;uris&quot;: [&quot;http://www.mendeley.com/documents/?uuid=ab360b37-96e5-402b-8b23-ef7486633388&quot;], &quot;id&quot;: &quot;ITEM-1&quot;}], &quot;mendeley&quot;: {&quot;plainTextFormattedCitation&quot;: &quot;(Idler &amp; Benyamini, 1997)&quot;, &quot;formattedCitation&quot;: &quot;(Idler &amp; Benyamini, 1997)&quot;}, &quot;properties&quot;: {&quot;noteIndex&quot;: 0}, &quot;schema&quot;: &quot;https://github.com/citation-style-language/schema/raw/master/csl-citation.json&quot;} RNDuQf7ke90W8"/><text:span text:style-name="T43">⁠ </text:span><text:span text:style-name="T44"><office:annotation office:name="__Annotation__686_370529910"><dc:creator>Unknown Author</dc:creator><dc:date>2019-01-02T14:43:58.097205368</dc:date><text:p text:style-name="P22"><text:span text:style-name="T50">Bron</text:span></text:p><text:p text:style-name="P22"><text:span text:style-name="T50"/></text:p></office:annotation></text:span><text:span text:style-name="T44">so it is a good indicator for health.</text:span><office:annotation-end office:name="__Annotation__686_370529910"/></text:p>
      <text:p text:style-name="P16"><text:span text:style-name="T44"><text:tab/>For wealth this paper uses the net worth of a person. Someone might well own a <text:s/>nice car and a house, but if he has a loan for the car and two mortgages on the house, he might still be in debt. To calculate the net worth, all the assets of a person have been added together and the liabilities have been subtracted from the assets. </text:span><text:span text:style-name="T45">The questions are quite detailed which is import as was pointed out by Pollack et al. (2007).</text:span></text:p>
      <text:p text:style-name="P16"><text:span text:style-name="T44"><text:tab/>The assets that could be found in the aggregated wealth data were: </text:span></text:p>
      <text:list xml:id="list8305699270654686267" text:style-name="L1">
        <text:list-item>
          <text:p text:style-name="P17"><text:span text:style-name="T41">checking accounts</text:span></text:p>
        </text:list-item>
        <text:list-item>
          <text:p text:style-name="P17"><text:span text:style-name="T41">employer-sponsored sa</text:span><text:span text:style-name="T45">v</text:span><text:span text:style-name="T41">ings plans</text:span></text:p>
        </text:list-item>
        <text:list-item>
          <text:p text:style-name="P17"><text:span text:style-name="T41">savings or deposit accounts</text:span></text:p>
        </text:list-item>
        <text:list-item>
          <text:p text:style-name="P17"><text:span text:style-name="T41">deposit books</text:span></text:p>
        </text:list-item>
        <text:list-item>
          <text:p text:style-name="P17"><text:span text:style-name="T41">savings certificates</text:span></text:p>
        </text:list-item>
        <text:list-item>
          <text:p text:style-name="P17"><text:span text:style-name="T41">single-premium </text:span><text:span text:style-name="T45">annuity</text:span><text:span text:style-name="T41"> insurance policies</text:span></text:p>
        </text:list-item>
        <text:list-item>
          <text:p text:style-name="P17"><text:span text:style-name="T41">savings or endowment insurance policies</text:span></text:p>
        </text:list-item>
        <text:list-item>
          <text:p text:style-name="P17"><text:span text:style-name="T41">growth funds</text:span></text:p>
        </text:list-item>
        <text:list-item>
          <text:p text:style-name="P17"><text:span text:style-name="T41">mutual funds and/or mutual fund accounts</text:span></text:p>
        </text:list-item>
        <text:list-item>
          <text:p text:style-name="P17"><text:span text:style-name="T41">bonds and/or mortgage bonds</text:span></text:p>
        </text:list-item>
        <text:list-item>
          <text:p text:style-name="P17"><text:span text:style-name="T41">stocks and shares</text:span></text:p>
        </text:list-item>
        <text:list-item>
          <text:p text:style-name="P17"><text:span text:style-name="T41">put options bought</text:span></text:p>
        </text:list-item>
        <text:list-item>
          <text:p text:style-name="P17"><text:span text:style-name="T41">put options written</text:span></text:p>
        </text:list-item>
        <text:list-item>
          <text:p text:style-name="P17"><text:span text:style-name="T41">call options bought</text:span></text:p>
        </text:list-item>
        <text:list-item>
          <text:p text:style-name="P17"><text:span text:style-name="T41">call options written</text:span></text:p>
        </text:list-item>
        <text:list-item>
          <text:p text:style-name="P17"><text:span text:style-name="T41">pieces of real estate, not being used for own accommodation</text:span></text:p>
        </text:list-item>
        <text:list-item>
          <text:p text:style-name="P17"><text:span text:style-name="T41">value of life insurance </text:span><text:span text:style-name="T45">mortgage real estate</text:span></text:p>
        </text:list-item>
        <text:list-item>
          <text:p text:style-name="P18"><text:span text:style-name="T41">cars</text:span></text:p>
        </text:list-item>
        <text:list-item>
          <text:p text:style-name="P18"><text:span text:style-name="T41">motorbikes</text:span></text:p>
        </text:list-item>
        <text:list-item>
          <text:p text:style-name="P18"><text:span text:style-name="T41">boats</text:span></text:p>
        </text:list-item>
        <text:list-item>
          <text:p text:style-name="P18"><text:span text:style-name="T41">(site-)caravans/trailers</text:span></text:p>
        </text:list-item>
        <text:list-item>
          <text:p text:style-name="P18"><text:span text:style-name="T41">money lent out to family or friends</text:span></text:p>
        </text:list-item>
        <text:list-item>
          <text:p text:style-name="P18"><text:span text:style-name="T41">savings or investments not mentioned before</text:span></text:p>
        </text:list-item>
        <text:list-item>
          <text:p text:style-name="P18"><text:span text:style-name="T41">stocks from substantial holding</text:span></text:p>
        </text:list-item>
        <text:list-item>
          <text:p text:style-name="P18"><text:span text:style-name="T41">business equity (professions)</text:span></text:p>
        </text:list-item>
        <text:list-item>
          <text:p text:style-name="P18"><text:span text:style-name="T41">business equity self-employed</text:span></text:p>
        </text:list-item>
      </text:list>
      <text:p text:style-name="P19"><text:span text:style-name="T41">The liabilities consist of:</text:span></text:p>
      <text:list xml:id="list8202160956818613384" text:style-name="L2">
        <text:list-item>
          <text:p text:style-name="P20"><text:span text:style-name="T41">private loans</text:span></text:p>
        </text:list-item>
        <text:list-item>
          <text:p text:style-name="P20"><text:soft-page-break/><text:span text:style-name="T41">extended lines of credit</text:span></text:p>
        </text:list-item>
        <text:list-item>
          <text:p text:style-name="P20"><text:span text:style-name="T41">outstanding debts not mentioned earlier</text:span></text:p>
        </text:list-item>
        <text:list-item>
          <text:p text:style-name="P20"><text:span text:style-name="T41">finance debts</text:span></text:p>
        </text:list-item>
        <text:list-item>
          <text:p text:style-name="P20"><text:span text:style-name="T41">loans from family or friends</text:span></text:p>
        </text:list-item>
        <text:list-item>
          <text:p text:style-name="P20"><text:span text:style-name="T41">study loans</text:span></text:p>
        </text:list-item>
        <text:list-item>
          <text:p text:style-name="P20"><text:span text:style-name="T41">credit card debts</text:span></text:p>
        </text:list-item>
        <text:list-item>
          <text:p text:style-name="P20"><text:span text:style-name="T41">loans not mentioned before</text:span></text:p>
        </text:list-item>
        <text:list-item>
          <text:p text:style-name="P20"><text:span text:style-name="T41">checking accounts with negative balance</text:span></text:p>
        </text:list-item>
      </text:list>
      <text:p text:style-name="P19"><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14:46:57.387709634</meta:creation-date>
    <meta:generator>LibreOffice/5.1.6.2$Linux_X86_64 LibreOffice_project/10m0$Build-2</meta:generator>
    <dc:date>2019-01-02T14:58:08.978604014</dc:date>
    <meta:editing-duration>PT1H2M32S</meta:editing-duration>
    <meta:editing-cycles>11</meta:editing-cycles>
    <meta:document-statistic meta:table-count="0" meta:image-count="0" meta:object-count="0" meta:page-count="4" meta:paragraph-count="56" meta:word-count="1625" meta:character-count="9844" meta:non-whitespace-character-count="8295"/>
    <meta:user-defined meta:name="Mendeley Citation Style_1">http://www.zotero.org/styles/apa</meta:user-defined>
    <meta:user-defined meta:name="Mendeley Document_1">True</meta:user-defined>
    <meta:user-defined meta:name="Mendeley Unique User Id_1">3034c638-0836-3273-b5d8-13f217fd0896</meta:user-defined>
  </office:meta>
</office:document-meta>
</file>